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line-height="150%"/>
      <style:text-properties style:font-name="Ubuntu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 officeooo:paragraph-rsid="00264283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Ubuntu" officeooo:rsid="001fb216" officeooo:paragraph-rsid="001fb216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officeooo:paragraph-rsid="001fb216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officeooo:paragraph-rsid="00264283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officeooo:paragraph-rsid="00228ec5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officeooo:paragraph-rsid="0031cfd9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officeooo:paragraph-rsid="0037cd7f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3.5pt" officeooo:rsid="00217fd3" officeooo:paragraph-rsid="00217fd3" style:font-size-asian="11.8000001907349pt" style:font-size-complex="13.5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3.5pt" officeooo:rsid="00217fd3" officeooo:paragraph-rsid="0023f9af" style:font-size-asian="11.8000001907349pt" style:font-size-complex="13.5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3.5pt" officeooo:rsid="00217fd3" officeooo:paragraph-rsid="00287767" style:font-size-asian="11.8000001907349pt" style:font-size-complex="13.5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3.5pt" officeooo:rsid="00217fd3" officeooo:paragraph-rsid="002a7a55" style:font-size-asian="11.8000001907349pt" style:font-size-complex="13.5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3.5pt" officeooo:rsid="00217fd3" officeooo:paragraph-rsid="003188cc" style:font-size-asian="11.8000001907349pt" style:font-size-complex="13.5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3.5pt" officeooo:rsid="00287767" officeooo:paragraph-rsid="00287767" style:font-size-asian="11.8000001907349pt" style:font-size-complex="13.5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3.5pt" officeooo:rsid="0023f9af" officeooo:paragraph-rsid="0023f9af" style:font-size-asian="11.8000001907349pt" style:font-size-complex="13.5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3.5pt" officeooo:rsid="00298fab" officeooo:paragraph-rsid="00298fab" style:font-size-asian="11.8000001907349pt" style:font-size-complex="13.5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3.5pt" officeooo:rsid="002a0ae5" officeooo:paragraph-rsid="002a0ae5" style:font-size-asian="11.8000001907349pt" style:font-size-complex="13.5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3.5pt" officeooo:rsid="002a0ae5" officeooo:paragraph-rsid="002a7a55" style:font-size-asian="11.8000001907349pt" style:font-size-complex="13.5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3.5pt" officeooo:rsid="002a0ae5" officeooo:paragraph-rsid="0030c8dc" style:font-size-asian="11.8000001907349pt" style:font-size-complex="13.5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3.5pt" officeooo:rsid="002a7a55" officeooo:paragraph-rsid="002a7a55" style:font-size-asian="11.8000001907349pt" style:font-size-complex="13.5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3.5pt" officeooo:rsid="0030c8dc" officeooo:paragraph-rsid="0030c8dc" style:font-size-asian="11.8000001907349pt" style:font-size-complex="13.5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3.5pt" officeooo:rsid="0030c8dc" officeooo:paragraph-rsid="003188cc" style:font-size-asian="11.8000001907349pt" style:font-size-complex="13.5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3.5pt" officeooo:rsid="003188cc" officeooo:paragraph-rsid="003188cc" style:font-size-asian="11.8000001907349pt" style:font-size-complex="13.5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3.5pt" officeooo:rsid="0034eaff" officeooo:paragraph-rsid="0034eaff" style:font-size-asian="11.8000001907349pt" style:font-size-complex="13.5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3.5pt" officeooo:rsid="0035d49d" officeooo:paragraph-rsid="0035d49d" style:font-size-asian="11.8000001907349pt" style:font-size-complex="13.5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3.5pt" officeooo:rsid="0037cd7f" officeooo:paragraph-rsid="0037cd7f" style:font-size-asian="11.8000001907349pt" style:font-size-complex="13.5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3.5pt" officeooo:rsid="003a0bd9" officeooo:paragraph-rsid="003a0bd9" style:font-size-asian="11.8000001907349pt" style:font-size-complex="13.5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3.5pt" officeooo:rsid="003bb8c1" officeooo:paragraph-rsid="003bb8c1" style:font-size-asian="11.8000001907349pt" style:font-size-complex="13.5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3.5pt" officeooo:rsid="00273f38" officeooo:paragraph-rsid="00287767" style:font-size-asian="13.5pt" style:font-size-complex="13.5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3.5pt" officeooo:rsid="00228ec5" officeooo:paragraph-rsid="00228ec5" style:font-size-asian="13.5pt" style:font-size-complex="13.5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3.5pt" officeooo:rsid="001fb216" officeooo:paragraph-rsid="001fb216" style:font-size-asian="13.5pt" style:font-size-complex="13.5pt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3.5pt" officeooo:rsid="00325c1a" officeooo:paragraph-rsid="00325c1a" style:font-size-asian="13.5pt" style:font-size-complex="13.5pt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Ubuntu" fo:font-size="13.5pt" officeooo:rsid="0032f36d" officeooo:paragraph-rsid="0032f36d" style:font-size-asian="13.5pt" style:font-size-complex="13.5pt"/>
    </style:style>
    <style:style style:name="P37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fo:font-weight="bold" officeooo:rsid="0023f9af" officeooo:paragraph-rsid="0023f9af" style:font-size-asian="11.8000001907349pt" style:font-style-asian="normal" style:font-weight-asian="bold" style:font-size-complex="13.5pt" style:font-style-complex="normal" style:font-weight-complex="bold"/>
    </style:style>
    <style:style style:name="P38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24c5ca" officeooo:paragraph-rsid="0024c5ca" style:font-size-asian="11.8000001907349pt" style:font-style-asian="normal" style:font-size-complex="13.5pt" style:font-style-complex="normal"/>
    </style:style>
    <style:style style:name="P39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2526b6" officeooo:paragraph-rsid="002526b6" style:font-size-asian="11.8000001907349pt" style:font-style-asian="normal" style:font-size-complex="13.5pt" style:font-style-complex="normal"/>
    </style:style>
    <style:style style:name="T1" style:family="text">
      <style:text-properties officeooo:rsid="001fb21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3f9af" style:font-style-asian="normal" style:font-style-complex="normal"/>
    </style:style>
    <style:style style:name="T4" style:family="text">
      <style:text-properties fo:font-style="normal" officeooo:rsid="00287767" style:font-style-asian="normal" style:font-style-complex="normal"/>
    </style:style>
    <style:style style:name="T5" style:family="text">
      <style:text-properties fo:font-style="normal" officeooo:rsid="002a7a55" style:font-style-asian="normal" style:font-style-complex="normal"/>
    </style:style>
    <style:style style:name="T6" style:family="text">
      <style:text-properties fo:font-style="normal" officeooo:rsid="002a0ae5" style:font-style-asian="normal" style:font-style-complex="normal"/>
    </style:style>
    <style:style style:name="T7" style:family="text">
      <style:text-properties fo:font-style="normal" officeooo:rsid="0030c8dc" style:font-style-asian="normal" style:font-style-complex="normal"/>
    </style:style>
    <style:style style:name="T8" style:family="text">
      <style:text-properties fo:font-style="normal" officeooo:rsid="003188cc" style:font-style-asian="normal" style:font-style-complex="normal"/>
    </style:style>
    <style:style style:name="T9" style:family="text">
      <style:text-properties fo:font-style="normal" officeooo:rsid="0031cfd9" style:font-style-asian="normal" style:font-style-complex="normal"/>
    </style:style>
    <style:style style:name="T10" style:family="text">
      <style:text-properties fo:font-style="normal" officeooo:rsid="0035d49d" style:font-style-asian="normal" style:font-style-complex="normal"/>
    </style:style>
    <style:style style:name="T11" style:family="text">
      <style:text-properties fo:font-style="normal" officeooo:rsid="0039a85b" style:font-style-asian="normal" style:font-style-complex="normal"/>
    </style:style>
    <style:style style:name="T12" style:family="text">
      <style:text-properties fo:font-style="normal" officeooo:rsid="003ceff6" style:font-style-asian="normal" style:font-style-complex="normal"/>
    </style:style>
    <style:style style:name="T13" style:family="text">
      <style:text-properties officeooo:rsid="0023f9af"/>
    </style:style>
    <style:style style:name="T14" style:family="text">
      <style:text-properties officeooo:rsid="00264283"/>
    </style:style>
    <style:style style:name="T15" style:family="text">
      <style:text-properties officeooo:rsid="00217fd3" style:font-size-asian="11.8000001907349pt"/>
    </style:style>
    <style:style style:name="T16" style:family="text">
      <style:text-properties officeooo:rsid="00287767" style:font-size-asian="11.8000001907349pt"/>
    </style:style>
    <style:style style:name="T17" style:family="text">
      <style:text-properties officeooo:rsid="00287767"/>
    </style:style>
    <style:style style:name="T18" style:family="text">
      <style:text-properties officeooo:rsid="0029b3c8"/>
    </style:style>
    <style:style style:name="T19" style:family="text">
      <style:text-properties officeooo:rsid="002a7a55"/>
    </style:style>
    <style:style style:name="T20" style:family="text">
      <style:text-properties officeooo:rsid="0032f36d"/>
    </style:style>
    <style:style style:name="T21" style:family="text">
      <style:text-properties fo:font-size="18.2000007629395pt" fo:font-weight="bold" officeooo:rsid="0032f36d" style:font-name-asian="Noto Sans CJK SC" style:font-size-asian="18.2000007629395pt" style:font-weight-asian="bold" style:font-name-complex="Lohit Devanagari" style:font-size-complex="18.200000762939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ipulação de Arquivos</text:p>
      <text:p text:style-name="P1"><text:span text:style-name="T1">n</text:span>o Terminal</text:p>
      <text:p text:style-name="P7">________________________________________________________________________________</text:p>
      <text:h text:style-name="P3" text:outline-level="1">Ver o conteudo</text:h>
      <text:p text:style-name="P12">O comando que vai mostrar o conteudo de arquivos na tela é o ‘cat’, ele vai pegar o conteudo do arquivo e jogar na saida padrão que é a tela, ou seja, ele vai imprimir na tela o conteudo de um arquivo. </text:p>
      <text:p text:style-name="P12">Para fazer isso digite:</text:p>
      <text:p text:style-name="P12">cat caminho do arquivo/arquivo</text:p>
      <text:p text:style-name="P12">Ex: Ver o conteudo do arquivo services que esta na pasta etc:</text:p>
      <text:p text:style-name="P12">cat /<text:span text:style-name="T2">etc/services</text:span></text:p>
      <text:p text:style-name="P13"><text:span text:style-name="T2">Obs: Caso já esteja no diretorio do arquivo</text:span><text:span text:style-name="T3"> </text:span><text:span text:style-name="T2">basta digitar o nome, não vai precisar do caminho</text:span></text:p>
      <text:p text:style-name="P8">________________________________________________________________________________</text:p>
      <text:h text:style-name="P4" text:outline-level="1">Ver o conteudo <text:span text:style-name="T14">ao contrario</text:span></text:h>
      <text:p text:style-name="P32">O ‘tac’ é semelhante ao ‘cat’, ele tambem vai mostrar o conteudo de arquivos, a diferença é que ele vai mostrar o conteudo ao contrario, ou seja, <text:s/><text:span text:style-name="T15">ele vai imprimir na tela o conteudo de um arquivo de </text:span><text:span text:style-name="T16">tras pra frente, da ultima linha pra primeira.</text:span></text:p>
      <text:p text:style-name="P14">Para fazer isso digite:</text:p>
      <text:p text:style-name="P17">tac caminho do arquivo/arquivo</text:p>
      <text:p text:style-name="P14"><text:soft-page-break/>Ex: Ver o conteudo do arquivo services que esta na pasta etc, <text:span text:style-name="T17">só que mostra-lo de tras pra frente</text:span>:</text:p>
      <text:p text:style-name="P14"><text:span text:style-name="T17">tac</text:span> /<text:span text:style-name="T2">etc/services</text:span></text:p>
      <text:p text:style-name="P14"><text:span text:style-name="T4">Obs: Caso já esteja no diretorio do arquivo</text:span><text:span text:style-name="T3"> </text:span><text:span text:style-name="T4">basta digitar o nome, não vai precisar do caminho</text:span></text:p>
      <text:p text:style-name="P6">________________________________________________________________________________</text:p>
      <text:h text:style-name="P3" text:outline-level="1">Paginador</text:h>
      <text:p text:style-name="P33">Muitas vezes usado no lugar do cat, esse comando vai paginar o conteudo de um arquivo e jogar na tela, ou seja, ele vai organizar o conteudo, deixar mais pratico o controle de como é visto as informações e jogar na tela para te mostrar, o comando que faz isso é o ‘less’, ele é um paginador.</text:p>
      <text:p text:style-name="P33">Para fazer isso digite:</text:p>
      <text:p text:style-name="P33">less caminho do arquivo/arquivo</text:p>
      <text:p text:style-name="P13">Ex: Ver <text:span text:style-name="T13">e paginar</text:span> o conteudo do arquivo services que esta na pasta etc:</text:p>
      <text:p text:style-name="P18">less /<text:span text:style-name="T2">etc/services</text:span></text:p>
      <text:p text:style-name="P13"><text:span text:style-name="T2">Obs: Caso já esteja no diretorio do arquivo</text:span><text:span text:style-name="T3"> </text:span><text:span text:style-name="T2">basta digitar o nome, não vai precisar do caminho</text:span></text:p>
      <text:p text:style-name="P37">Comandos less:</text:p>
      <text:p text:style-name="P38">Seta pra cima: sobe</text:p>
      <text:p text:style-name="P38">Seta pra baixo: desce</text:p>
      <text:p text:style-name="P38">PgUp (9): sobe</text:p>
      <text:p text:style-name="P38">PgDn (3): desce</text:p>
      <text:p text:style-name="P38">End (1): pula pro final</text:p>
      <text:p text:style-name="P38">Home (7): pula pro inicio</text:p>
      <text:p text:style-name="P39">h: mostra os comandos do less</text:p>
      <text:p text:style-name="P39"><text:soft-page-break/>/palavra: localiza uma palavra</text:p>
      <text:p text:style-name="P39">n: avança pra próxima palavra (referencia)</text:p>
      <text:p text:style-name="P39">N: volta pra palavra (referencia) anterior</text:p>
      <text:p text:style-name="P9">________________________________________________________________________________</text:p>
      <text:h text:style-name="P3" text:outline-level="1">Copiar</text:h>
      <text:p text:style-name="P19">O comando que serve para copiar arquivos ou diretorios é o ‘cp’, <text:span text:style-name="T18">ele vai copiar qualquer e quantos arquivos ou diretorios você quiser.</text:span></text:p>
      <text:p text:style-name="P20">Para fazer isso digite:</text:p>
      <text:p text:style-name="P20">cp nome do arquivo <text:span text:style-name="T19">destino do arquivo/</text:span></text:p>
      <text:p text:style-name="P20"><text:tab/> <text:s text:c="2"/>ou</text:p>
      <text:p text:style-name="P21">cp caminho do arquivo/nome do arquivo <text:span text:style-name="T19">destino do arquivo/</text:span></text:p>
      <text:p text:style-name="P23">Ex: Copiar um arquivo chamado ‘aula.txt’ para a pasta ‘aulas’:</text:p>
      <text:p text:style-name="P23">cp aula.txt aulas/</text:p>
      <text:p text:style-name="P15"><text:span text:style-name="T2">Obs: Caso já esteja no diretorio do arquivo</text:span><text:span text:style-name="T3"> </text:span><text:span text:style-name="T2">basta digitar o nome </text:span><text:span text:style-name="T5">e o destino</text:span><text:span text:style-name="T2">, não vai precisar do caminho</text:span></text:p>
      <text:p text:style-name="P24"><text:span text:style-name="T2">Obs: O cp geralmente é usado com o ‘rm’, que serve para remover arquivos </text:span><text:span text:style-name="T9">ou diretorios</text:span><text:span text:style-name="T2">, basta digitar: rm nome do arquivo</text:span></text:p>
      <text:p text:style-name="P7">________________________________________________________________________________</text:p>
      <text:h text:style-name="P3" text:outline-level="1">Mover</text:h>
      <text:p text:style-name="P24"><text:span text:style-name="T2">O comando que tem a função de mover arquivos é o ‘mv’, funciona semelhante ao ‘cp’ porem é mais pratico já que não precisa usar o ‘rm’ em conjunto.</text:span></text:p>
      <text:p text:style-name="P24"><text:span text:style-name="T2">Para fazer isso digite:</text:span></text:p>
      <text:p text:style-name="P24"><text:span text:style-name="T2"/></text:p>
      <text:p text:style-name="P24"><text:span text:style-name="T2"/></text:p>
      <text:p text:style-name="P24"><text:soft-page-break/><text:span text:style-name="T2">mv </text:span><text:span text:style-name="T6">nome do arquivo </text:span><text:span text:style-name="T5">destino do arquivo/</text:span></text:p>
      <text:p text:style-name="P24"><text:span text:style-name="T5"><text:tab/> <text:s text:c="2"/><text:tab/> <text:tab/></text:span><text:span text:style-name="T2">ou</text:span></text:p>
      <text:p text:style-name="P22"><text:span text:style-name="T7">mv </text:span><text:span text:style-name="T2">caminho do arquivo/nome do arquivo </text:span><text:span text:style-name="T5">destino do arquivo/</text:span></text:p>
      <text:p text:style-name="P25"><text:span text:style-name="T5">E</text:span><text:span text:style-name="T2">x: </text:span><text:span text:style-name="T8">mover </text:span><text:span text:style-name="T5">um arquivo chamado ‘aula.txt’ para a pasta ‘aulas’:</text:span></text:p>
      <text:p text:style-name="P26"><text:span text:style-name="T5">m</text:span><text:span text:style-name="T2">v </text:span><text:span text:style-name="T5">aula.txt aulas/</text:span></text:p>
      <text:p text:style-name="P16"><text:span text:style-name="T5">Obs: Caso já esteja no diretorio do arquivo</text:span><text:span text:style-name="T3"> </text:span><text:span text:style-name="T5">basta digitar o nome e o destino, não vai precisar do caminho</text:span></text:p>
      <text:p text:style-name="P10">________________________________________________________________________________</text:p>
      <text:h text:style-name="P3" text:outline-level="1">Juntando Comandos</text:h>
      <text:p text:style-name="P35">Da para juntar o comando ‘cp’ <text:span text:style-name="T20">ou</text:span> ‘mv’ com o ‘*’, <text:s/>‘?’, <text:span text:style-name="T20">[] e {}</text:span> para poder englobar mais arquivos <text:span text:style-name="T20">na hora de</text:span> copiar ou mover, ou seja, vai ter a possibilidade de mover ou copiar diversos arquivos que tenham algo em comum, como por exemplo o formato, <text:span text:style-name="T20">uma letra etc.</text:span></text:p>
      <text:p text:style-name="P36">Para copiar todos os arquivos com o mesmo formato digite:</text:p>
      <text:p text:style-name="P36">cp caminho do arquivo/*.formato destino do arquivo/</text:p>
      <text:p text:style-name="P36">Ex: Copiar os arquivos .conf que estão na pasta etc e passar para a pasta temporario:<text:line-break/>cp /<text:span text:style-name="T2">etc/*.conf temporario/</text:span></text:p>
      <text:p text:style-name="P7">________________________________________________________________________________</text:p>
      <text:h text:style-name="P5" text:outline-level="1"><text:span text:style-name="T21">Mudar</text:span> Nome</text:h>
      <text:p text:style-name="P27"><text:span text:style-name="T8">P</text:span><text:span text:style-name="T2">ara </text:span><text:span text:style-name="T10">trocar o nome de um arquivo é necessario usar o comando para mover, o ‘mv’, é preciso mover o diretorio pra ele mesmo só que com o nome diferente, ou seja, você vai mover uma pasta pra dentro dela mesmo só que com outro nome.</text:span></text:p>
      <text:p text:style-name="P28"><text:span text:style-name="T2">Para fazer isso digite:</text:span></text:p>
      <text:p text:style-name="P28"><text:soft-page-break/><text:span text:style-name="T2">mv pasta/ outroNome</text:span></text:p>
      <text:p text:style-name="P28"><text:span text:style-name="T2">Ex: Trocar o nome da pasta temporario para temp:</text:span></text:p>
      <text:p text:style-name="P28"><text:span text:style-name="T2">mv temporario/ temp</text:span></text:p>
      <text:p text:style-name="P28"><text:span text:style-name="T2">Obs: ao invés de botar só o nome da pasta, você pode botar o caminho e trocar o nome de pastas que não estejam no mesmo diretorio que você esta</text:span></text:p>
      <text:p text:style-name="P29"><text:span text:style-name="T2">Obs: Não existe um comando especifico pra renomear pastas ou arquivos, é preciso usar o ‘mv’ pra gerar um arquivo com um novo nome e apagar o original, ou seja, renomear</text:span></text:p>
      <text:p text:style-name="P7">________________________________________________________________________________</text:p>
      <text:h text:style-name="P2" text:outline-level="1">Apelidos</text:h>
      <text:p text:style-name="P30"><text:span text:style-name="T2">Os apelidos server para personalizar algum comando, embutindo uma propriedade nele, assim quando for digitar o comando não vai precisar digitar a propriedade, já que ela já vai estar no comando</text:span><text:span text:style-name="T11">, </text:span><text:span text:style-name="T2">isso é feito usando o comando alias.</text:span></text:p>
      <text:p text:style-name="P30"><text:span text:style-name="T2">Para fazer isso digite:</text:span></text:p>
      <text:p text:style-name="P30"><text:span text:style-name="T2">alias nome alternativo=’comando -propriedade‘</text:span></text:p>
      <text:p text:style-name="P30"><text:span text:style-name="T2">Vai embutir o ‘comando’ e a ‘-propriedade’ no ‘nome alternativo’.</text:span></text:p>
      <text:p text:style-name="P30"><text:span text:style-name="T2">Ex: Fazer com que toda vez que executar o comando ls ele já seja ativado com a propriedade -l:</text:span></text:p>
      <text:p text:style-name="P30"><text:span text:style-name="T2">alias ls=’ls -l’</text:span></text:p>
      <text:p text:style-name="P31"><text:span text:style-name="T2">Ex-2: Fazer o rm pedir confirmação pra apagar quando for mais de 3 arquivos:</text:span></text:p>
      <text:p text:style-name="P31"><text:span text:style-name="T2">alias rm=’/bin/rm -</text:span><text:span text:style-name="T12">I</text:span><text:span text:style-name="T2">’</text:span></text:p>
      <text:p text:style-name="P30"><text:span text:style-name="T2">Obs: o alias só vai funcionar enquanto o terminal estiver aberto, quando fechar e abrir todos os comandos voltam ao normal, voltando pro seu estado original</text:span></text:p>
      <text:p text:style-name="P11">________________________________________________________________________________</text:p>
      <text:p text:style-name="P34"><text:soft-page-break/>*(Qualquer sistema tem uma entrada padrão e uma saida padrão, a entrada padrão é o teclado e a saida é a tela)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1:01:19.195302292</meta:creation-date>
    <dc:date>2022-08-05T08:42:15.099846508</dc:date>
    <meta:editing-duration>PT2H1M52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6" meta:paragraph-count="86" meta:word-count="887" meta:character-count="5577" meta:non-whitespace-character-count="4762"/>
  </office:meta>
</office:document-meta>
</file>